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bca8" officeooo:paragraph-rsid="000cbca8"/>
    </style:style>
    <style:style style:name="P2" style:family="paragraph" style:parent-style-name="Standard">
      <style:text-properties officeooo:rsid="000cbca8" officeooo:paragraph-rsid="0013817f"/>
    </style:style>
    <style:style style:name="P3" style:family="paragraph" style:parent-style-name="Standard">
      <style:text-properties officeooo:rsid="000e53bb" officeooo:paragraph-rsid="000e53bb"/>
    </style:style>
    <style:style style:name="P4" style:family="paragraph" style:parent-style-name="Standard">
      <style:text-properties officeooo:rsid="00100e0b" officeooo:paragraph-rsid="00100e0b"/>
    </style:style>
    <style:style style:name="P5" style:family="paragraph" style:parent-style-name="Standard">
      <style:text-properties fo:color="#c9211e" officeooo:rsid="000cbca8" officeooo:paragraph-rsid="0013817f"/>
    </style:style>
    <style:style style:name="P6" style:family="paragraph" style:parent-style-name="Standard">
      <style:text-properties fo:color="#c9211e" officeooo:rsid="000cbca8" officeooo:paragraph-rsid="000cbca8"/>
    </style:style>
    <style:style style:name="P7" style:family="paragraph" style:parent-style-name="Standard">
      <style:text-properties fo:color="#c9211e" officeooo:rsid="000cbca8" officeooo:paragraph-rsid="00176839"/>
    </style:style>
    <style:style style:name="P8" style:family="paragraph" style:parent-style-name="Standard">
      <style:text-properties officeooo:rsid="000cbca8" officeooo:paragraph-rsid="000cbca8"/>
    </style:style>
    <style:style style:name="P9" style:family="paragraph" style:parent-style-name="Standard">
      <style:text-properties officeooo:rsid="000cbca8" officeooo:paragraph-rsid="00176839"/>
    </style:style>
    <style:style style:name="P10" style:family="paragraph" style:parent-style-name="Standard">
      <style:text-properties officeooo:rsid="00100e0b" officeooo:paragraph-rsid="00100e0b"/>
    </style:style>
    <style:style style:name="P11" style:family="paragraph" style:parent-style-name="Standard">
      <style:text-properties fo:color="#000000" officeooo:rsid="00176839" officeooo:paragraph-rsid="00176839"/>
    </style:style>
    <style:style style:name="T1" style:family="text">
      <style:text-properties officeooo:rsid="000e53bb"/>
    </style:style>
    <style:style style:name="T2" style:family="text">
      <style:text-properties officeooo:rsid="0011afc3"/>
    </style:style>
    <style:style style:name="T3" style:family="text">
      <style:text-properties officeooo:rsid="0013817f"/>
    </style:style>
    <style:style style:name="T4" style:family="text">
      <style:text-properties fo:color="#c9211e"/>
    </style:style>
    <style:style style:name="T5" style:family="text">
      <style:text-properties officeooo:rsid="001768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teración <text:span text:style-name="T3">1</text:span></text:p>
      <text:p text:style-name="P2"/>
      <text:p text:style-name="P5">Crear el background </text:p>
      <text:p text:style-name="P1"/>
      <text:p text:style-name="P1"/>
      <text:p text:style-name="P1"/>
      <text:p text:style-name="P1"/>
      <text:p text:style-name="P6">Iteración <text:span text:style-name="T5">2</text:span> </text:p>
      <text:p text:style-name="P1"/>
      <text:p text:style-name="P1"><text:span text:style-name="T4">Implementar la nave , crear movimiento hacia delante, atrás derecha e izquierda</text:span> <text:span text:style-name="T2">(buscar scripts con movimiento de giro) </text:span>, <text:span text:style-name="T1">añadir potencia de fuego</text:span></text:p>
      <text:p text:style-name="P1"/>
      <text:p text:style-name="P6">Iteración <text:span text:style-name="T5">3</text:span></text:p>
      <text:p text:style-name="P1"/>
      <text:p text:style-name="P6">Establecer limites de movimiento tanto laterales como superior e inferior.</text:p>
      <text:p text:style-name="P6"/>
      <text:p text:style-name="P7">Iteración <text:span text:style-name="T5">4</text:span></text:p>
      <text:p text:style-name="P11">Añadir enemigos.</text:p>
      <text:p text:style-name="P11"/>
      <text:p text:style-name="P11">Iteración 5</text:p>
      <text:p text:style-name="P11"/>
      <text:p text:style-name="P11">añadir colisiones</text:p>
      <text:p text:style-name="P6"/>
      <text:p text:style-name="P1"/>
      <text:p text:style-name="P1">Iteración <text:span text:style-name="T5">6</text:span></text:p>
      <text:p text:style-name="P1"/>
      <text:p text:style-name="P1">Crear para el inicio del juego <text:s/>objetos que evitar, por ejemplo: Nubes ( para hacerse con los controles) , <text:span text:style-name="T1">después</text:span> en el background/space2 crear objetos como meteoritos, en el background/space3 meter naves suicidas <text:span text:style-name="T1">( ./scripts/enemies/spacecraft), Bonus: añadir scripts de explosión cuando las naves son destruidas.</text:span></text:p>
      <text:p text:style-name="P1"/>
      <text:p text:style-name="P1">Iteración <text:span text:style-name="T5">7</text:span></text:p>
      <text:p text:style-name="P1"/>
      <text:p text:style-name="P1"><text:span text:style-name="T1">N</text:span>aves enemigas <text:span text:style-name="T1">disparan</text:span> de forma aleatoria, <text:span text:style-name="T1">pero solo en sentido de arriba a abajo o en diagonal…</text:span></text:p>
      <text:p text:style-name="P1"/>
      <text:p text:style-name="P3">Iteración <text:span text:style-name="T5">8</text:span></text:p>
      <text:p text:style-name="P3"/>
      <text:p text:style-name="P3">Añadir jefe final ./scripts/boss, movimiento estático en la parte superior de la pantalla pero que dispare de forma aleatoria 3 o 4 puntos de disparo.</text:p>
      <text:p text:style-name="P3"/>
      <text:p text:style-name="P3">Iteración <text:span text:style-name="T5">9</text:span></text:p>
      <text:p text:style-name="P3"/>
      <text:p text:style-name="P3">Contador de puntos, mensaje de game over, </text:p>
      <text:p text:style-name="P3"/>
      <text:p text:style-name="P4">Iteración <text:span text:style-name="T5">10</text:span> </text:p>
      <text:p text:style-name="P4"/>
      <text:p text:style-name="P4">Añadir musica y sonidos de disparos. Bonus: Explosiones si es que los hago.</text:p>
      <text:p text:style-name="P4"/>
      <text:p text:style-name="P9">Iteración <text:span text:style-name="T5">11</text:span></text:p>
      <text:p text:style-name="P9">Crear pantalla de inicio, titulo del juego con una portada, <text:s/>añadir instrucciones de controles, botón de inici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7:58:49.833846179</meta:creation-date>
    <meta:generator>LibreOffice/6.4.6.2$Linux_X86_64 LibreOffice_project/40$Build-2</meta:generator>
    <dc:date>2020-12-22T07:15:51.890753312</dc:date>
    <meta:editing-duration>P3DT14H5M56S</meta:editing-duration>
    <meta:editing-cycles>3</meta:editing-cycles>
    <meta:document-statistic meta:table-count="0" meta:image-count="0" meta:object-count="0" meta:page-count="1" meta:paragraph-count="22" meta:word-count="186" meta:character-count="1189" meta:non-whitespace-character-count="1019"/>
  </office:meta>
</office:document-meta>
</file>